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7A000000FAF273B888.svm" manifest:media-type=""/>
  <manifest:file-entry manifest:full-path="Pictures/20000001000001640000012D60A1FB1C.svm" manifest:media-type=""/>
  <manifest:file-entry manifest:full-path="Pictures/200000010000026E0000012D2B1C45BB.svm" manifest:media-type=""/>
  <manifest:file-entry manifest:full-path="Pictures/200000010000048200000142C9550E79.svm" manifest:media-type=""/>
  <manifest:file-entry manifest:full-path="Pictures/200000010000027F000000FAD6190946.svm" manifest:media-type=""/>
  <manifest:file-entry manifest:full-path="Pictures/200000010000016400000129B6113C1E.svm" manifest:media-type=""/>
  <manifest:file-entry manifest:full-path="Pictures/200000010000028B000000FE083A4445.svm" manifest:media-type=""/>
  <manifest:file-entry manifest:full-path="Pictures/2000000100000327000000FE6AAAAE7B.svm" manifest:media-type=""/>
  <manifest:file-entry manifest:full-path="Pictures/200000020000011A00000107010E5F9C.eps" manifest:media-type=""/>
  <manifest:file-entry manifest:full-path="Pictures/200000010000026E00000131C72237C2.svm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TexMathsArgs="12§display§\SI{9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SI{1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SI{1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SI{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beta_0=99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10pt" style:font-size-asian="10pt" style:font-size-complex="10pt"/>
    </style:style>
    <style:style style:name="P3" style:family="paragraph">
      <style:paragraph-properties fo:text-align="end"/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718cm" svg:height="5.256cm" svg:x="1.11cm" svg:y="0.283cm">
          <draw:image xlink:href="Pictures/200000020000011A00000107010E5F9C.eps" xlink:type="simple" xlink:show="embed" xlink:actuate="onLoad">
            <text:p/>
          </draw:image>
        </draw:frame>
        <draw:custom-shape draw:style-name="gr2" draw:text-style-name="P1" draw:layer="layout" svg:width="1.214cm" svg:height="3.447cm" svg:x="4.785cm" svg:y="1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14cm" svg:height="1.455cm" svg:x="2.075cm" svg:y="3.2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.565cm" svg:y1="3.214cm" svg:x2="2.758cm" svg:y2="3.214cm">
          <text:p/>
        </draw:line>
        <draw:line draw:style-name="gr3" draw:text-style-name="P1" draw:layer="layout" svg:x1="5.502cm" svg:y1="1.216cm" svg:x2="5.309cm" svg:y2="1.216cm">
          <text:p/>
        </draw:line>
        <draw:frame draw:style-name="gr4" draw:layer="layout" svg:width="0.881cm" svg:height="0.53cm" svg:x="3.164cm" svg:y="3.15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0.468cm" svg:height="0.47cm" svg:x="2.989cm" svg:y="2.86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0.538cm" svg:height="0.47cm" svg:x="3.564cm" svg:y="3.589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3" draw:layer="layout" svg:width="5.154cm" svg:height="3.557cm" svg:x="7.44cm" svg:y="0.47cm">
          <draw:text-box>
            <text:p text:style-name="P2"><text:span text:style-name="T1">داخلی جانب مہیا کردہ برقی دباؤ</text:span></text:p>
            <text:p text:style-name="P2"><text:span text:style-name="T1"><text:s/></text:span><text:span text:style-name="T1">قابو-مخارج جوڑ کو الٹا مائل کرتا ہے۔</text:span><text:span text:style-name="T1"> </text:span></text:p>
            <text:p text:style-name="P2"><text:span text:style-name="T1">لہٰذا اس جوڑ سے برقی رو نہیں</text:span></text:p>
            <text:p text:style-name="P2"><text:span text:style-name="T1"><text:s/></text:span><text:span text:style-name="T1">گزرے گا۔یوں داخلی برقی رو صفر</text:span></text:p>
            <text:p text:style-name="P2"><text:span text:style-name="T1"><text:s/></text:span><text:span text:style-name="T1">ہو گی جس کی وجہ سے خارجی</text:span></text:p>
            <text:p text:style-name="P2"><text:span text:style-name="T1"><text:s/></text:span><text:span text:style-name="T1">برقی رو بھی صفر ہو گی۔</text:span></text:p>
          </draw:text-box>
        </draw:frame>
        <draw:frame draw:style-name="gr6" draw:text-style-name="P1" draw:layer="layout" svg:width="0.78cm" svg:height="0.304cm" svg:x="3.172cm" svg:y="1.257cm">
          <draw:image xlink:href="Pictures/200000010000028B000000FE083A4445.svm" xlink:type="simple" xlink:show="embed" xlink:actuate="onLoad">
            <text:p/>
          </draw:image>
        </draw:frame>
        <draw:frame draw:style-name="gr7" draw:text-style-name="P1" draw:layer="layout" svg:width="0.967cm" svg:height="0.304cm" svg:x="2.172cm" svg:y="2.202cm">
          <draw:image xlink:href="Pictures/2000000100000327000000FE6AAAAE7B.svm" xlink:type="simple" xlink:show="embed" xlink:actuate="onLoad">
            <text:p/>
          </draw:image>
        </draw:frame>
        <draw:frame draw:style-name="gr8" draw:text-style-name="P1" draw:layer="layout" svg:width="0.766cm" svg:height="0.299cm" svg:x="6.902cm" svg:y="2.752cm">
          <draw:image xlink:href="Pictures/200000010000027F000000FAD6190946.svm" xlink:type="simple" xlink:show="embed" xlink:actuate="onLoad">
            <text:p/>
          </draw:image>
        </draw:frame>
        <draw:frame draw:style-name="gr9" draw:text-style-name="P1" draw:layer="layout" svg:width="0.76cm" svg:height="0.299cm" svg:x="3.22cm" svg:y="4.378cm">
          <draw:image xlink:href="Pictures/200000010000027A000000FAF273B888.svm" xlink:type="simple" xlink:show="embed" xlink:actuate="onLoad">
            <text:p/>
          </draw:image>
        </draw:frame>
        <draw:frame draw:style-name="gr10" draw:text-style-name="P1" draw:layer="layout" svg:width="1.384cm" svg:height="0.385cm" svg:x="1.34cm" svg:y="1.576cm">
          <draw:image xlink:href="Pictures/200000010000048200000142C9550E79.svm" xlink:type="simple" xlink:show="embed" xlink:actuate="onLoad">
            <text:p/>
          </draw:image>
        </draw:frame>
        <draw:frame draw:style-name="gr11" draw:text-style-name="P1" draw:layer="layout" svg:width="0.745cm" svg:height="0.36cm" svg:x="0.393cm" svg:y="3.705cm">
          <draw:image xlink:href="Pictures/200000010000026E0000012D2B1C45BB.svm" xlink:type="simple" xlink:show="embed" xlink:actuate="onLoad">
            <text:p/>
          </draw:image>
        </draw:frame>
        <draw:frame draw:style-name="gr12" draw:text-style-name="P1" draw:layer="layout" svg:width="0.426cm" svg:height="0.355cm" svg:x="2.499cm" svg:y="3.726cm">
          <draw:image xlink:href="Pictures/200000010000016400000129B6113C1E.svm" xlink:type="simple" xlink:show="embed" xlink:actuate="onLoad">
            <text:p/>
          </draw:image>
        </draw:frame>
        <draw:frame draw:style-name="gr13" draw:text-style-name="P1" draw:layer="layout" svg:width="0.426cm" svg:height="0.36cm" svg:x="5.164cm" svg:y="2.704cm">
          <draw:image xlink:href="Pictures/20000001000001640000012D60A1FB1C.svm" xlink:type="simple" xlink:show="embed" xlink:actuate="onLoad">
            <text:p/>
          </draw:image>
        </draw:frame>
        <draw:frame draw:style-name="gr14" draw:text-style-name="P1" draw:layer="layout" svg:width="0.745cm" svg:height="0.365cm" svg:x="3.928cm" svg:y="2.644cm">
          <draw:image xlink:href="Pictures/200000010000026E00000131C72237C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2.954cm" fo:page-height="5.8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02T16:21:50</dc:date>
    <dc:creator>kkk </dc:creator>
    <meta:editing-duration>PT8M40S</meta:editing-duration>
    <meta:editing-cycles>2</meta:editing-cycles>
    <meta:generator>LibreOffice/3.3$Linux LibreOffice_project/330m19$Build-401</meta:generator>
    <meta:document-statistic meta:object-count="18"/>
  </office:meta>
</office:document-meta>
</file>

<file path=Object 1/content.xml><?xml version="1.0" encoding="utf-8"?>
<math xmlns="http://www.w3.org/1998/Math/MathML">
  <semantics>
    <mrow>
      <msub>
        <mi>V</mi>
        <mrow>
          <mi mathvariant="italic">BE</mi>
        </mrow>
      </msub>
    </mrow>
    <annotation encoding="StarMath 5.0">V_{BE}</annotation>
  </semantics>
</math>
</file>

<file path=Object 2/content.xml><?xml version="1.0" encoding="utf-8"?>
<math xmlns="http://www.w3.org/1998/Math/MathML">
  <semantics>
    <mrow>
      <mrow>
        <mo stretchy="false">+</mo>
        <mrow/>
      </mrow>
    </mrow>
    <annotation encoding="StarMath 5.0">+{}</annotation>
  </semantics>
</math>
</file>

<file path=Object 7/content.xml><?xml version="1.0" encoding="utf-8"?>
<math xmlns="http://www.w3.org/1998/Math/MathML">
  <semantics>
    <mrow>
      <mrow>
        <mo stretchy="false">−</mo>
        <mrow/>
      </mrow>
    </mrow>
    <annotation encoding="StarMath 5.0">-{}</annotation>
  </semantics>
</math>
</file>